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Verdana Pro Black" svg:font-family="'Verdana Pro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list-style-name="L2"/>
    <style:style style:name="P3" style:family="paragraph" style:parent-style-name="Standard">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Nova Light"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style:font-name="Arial Nova Light"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text-properties style:font-name="Arial Nova Light"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Arial Nova Light" fo:font-size="14pt" style:text-underline-style="none" fo:font-weight="normal" style:font-size-asian="14pt" style:font-weight-asian="normal" style:font-size-complex="14pt" style:font-weight-complex="normal"/>
    </style:style>
    <style:style style:name="P10" style:family="paragraph" style:parent-style-name="Standard" style:list-style-name="L1">
      <style:paragraph-properties fo:text-align="center" style:justify-single-word="false"/>
      <style:text-properties style:font-name="Arial Nova Light"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3" style:family="paragraph" style:parent-style-name="Standard" style:list-style-name="L5">
      <style:paragraph-properties fo:text-align="start" style:justify-single-word="false"/>
      <style:text-properties style:font-name="Arial Nova Light" fo:font-size="14pt" style:text-underline-style="none" fo:font-weight="normal" style:font-size-asian="14pt" style:font-weight-asian="normal" style:font-size-complex="14pt" style:font-weight-complex="normal"/>
    </style:style>
    <style:style style:name="P14" style:family="paragraph" style:parent-style-name="Standard" style:list-style-name="L2">
      <style:text-properties style:font-name="Arial Nova Light" fo:font-size="14pt" style:text-underline-style="none" fo:font-weight="normal" style:font-size-asian="14pt" style:font-weight-asian="normal" style:font-size-complex="14pt" style:font-weight-complex="normal"/>
    </style:style>
    <style:style style:name="P15" style:family="paragraph" style:parent-style-name="Standard" style:list-style-name="L3">
      <style:text-properties style:font-name="Arial Nova Light" fo:font-size="14pt" style:text-underline-style="none" fo:font-weight="normal" style:font-size-asian="14pt" style:font-weight-asian="normal" style:font-size-complex="14pt" style:font-weight-complex="normal"/>
    </style:style>
    <style:style style:name="P16" style:family="paragraph" style:parent-style-name="Standard" style:list-style-name="L4">
      <style:text-properties style:font-name="Arial Nova Light" fo:font-size="14pt" style:text-underline-style="none" fo:font-weight="normal" style:font-size-asian="14pt" style:font-weight-asian="normal" style:font-size-complex="14pt" style:font-weight-complex="normal"/>
    </style:style>
    <style:style style:name="P17" style:family="paragraph" style:parent-style-name="Standard">
      <style:text-properties style:font-name="Arial Nova Light" fo:font-size="14pt" style:font-size-asian="14pt" style:font-size-complex="14pt"/>
    </style:style>
    <style:style style:name="P18" style:family="paragraph" style:parent-style-name="Standard" style:list-style-name="L1">
      <style:paragraph-properties fo:text-align="start" style:justify-single-word="false"/>
      <style:text-properties style:font-name="Arial Nova Light" fo:font-size="14pt" style:font-size-asian="14pt" style:font-size-complex="14pt"/>
    </style:style>
    <style:style style:name="P19" style:family="paragraph" style:parent-style-name="Standard" style:list-style-name="L2">
      <style:text-properties style:font-name="Arial Nova Light" fo:font-size="14pt" style:font-size-asian="14pt" style:font-size-complex="14pt"/>
    </style:style>
    <style:style style:name="T1" style:family="text">
      <style:text-properties fo:font-size="13pt" style:text-underline-style="none" fo:font-weight="normal" style:font-size-asian="13pt" style:font-weight-asian="normal" style:font-size-complex="13pt" style:font-weight-complex="normal"/>
    </style:style>
    <style:style style:name="T2" style:family="text">
      <style:text-properties fo:font-size="13pt" style:text-underline-style="solid" style:text-underline-width="auto" style:text-underline-color="font-color" style:font-size-asian="13pt" style:font-size-complex="13pt"/>
    </style:style>
    <style:style style:name="T3" style:family="text">
      <style:text-properties fo:font-size="13pt" style:font-size-asian="13pt" style:font-size-complex="13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ize="16pt" style:text-underline-style="none"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ize="15pt" style:text-underline-style="none" fo:font-weight="normal" style:font-size-asian="15pt" style:font-weight-asian="normal" style:font-size-complex="15pt" style:font-weight-complex="normal"/>
    </style:style>
    <style:style style:name="T9" style:family="text">
      <style:text-properties style:text-underline-style="none" fo:font-weight="normal" style:font-weight-asian="normal" style:font-weight-complex="normal"/>
    </style:style>
    <style:style style:name="T10" style:family="text">
      <style:text-properties style:font-name="Arial Nova Light"/>
    </style:style>
    <style:style style:name="T11" style:family="text">
      <style:text-properties style:font-name="Arial Nova Light" fo:font-size="24pt"/>
    </style:style>
    <style:style style:name="T12" style:family="text">
      <style:text-properties style:font-name="Arial Nova Light" style:text-underline-style="solid" style:text-underline-width="auto" style:text-underline-color="font-color" fo:font-weight="normal" style:font-weight-asian="normal" style:font-weight-complex="normal"/>
    </style:style>
    <style:style style:name="T13" style:family="text">
      <style:text-properties style:font-name="Arial Nova Light"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font-name="Arial Nova Light" fo:font-size="15pt" style:font-size-asian="15pt" style:font-size-complex="15pt"/>
    </style:style>
    <style:style style:name="T15" style:family="text">
      <style:text-properties style:font-name="Arial Nova Light" fo:font-size="14pt" style:font-size-asian="14pt" style:font-size-complex="14pt"/>
    </style:style>
    <style:style style:name="T16" style:family="text">
      <style:text-properties style:font-name="Arial Nova Light" fo:font-size="14pt"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5">Proyecto Personal de la 1ª Evaluación - Desarrollo e implantación de una solución con Odoo para resolver una necesidad de la empresa. </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ryan Jaramillo Baldeón.</text:p>
      <text:p text:style-name="P5">Índice</text:p>
      <text:list xml:id="list1585665976262827560" text:style-name="L1">
        <text:list-item>
          <text:p text:style-name="P10">Datos identificativos --------------------------------------------------- 3</text:p>
        </text:list-item>
      </text:list>
      <text:p text:style-name="P9"/>
      <text:list xml:id="list36402995" text:continue-numbering="true" text:style-name="L1">
        <text:list-item>
          <text:p text:style-name="P10">Sector del mercado ---------------------------------------------------- 3</text:p>
        </text:list-item>
      </text:list>
      <text:p text:style-name="P9"/>
      <text:list xml:id="list36375486" text:continue-numbering="true" text:style-name="L1">
        <text:list-item>
          <text:p text:style-name="P10">Número de trabajadores ------------------------------------------------ 4</text:p>
        </text:list-item>
      </text:list>
      <text:p text:style-name="P9"/>
      <text:list xml:id="list36375626" text:continue-numbering="true" text:style-name="L1">
        <text:list-item>
          <text:p text:style-name="P18"><text:soft-page-break/><text:span text:style-name="T9">Departamentos en los que se divide</text:span><text:span text:style-name="T9"> -------------------------------------- 4</text:span></text:p>
        </text:list-item>
      </text:list>
      <text:p text:style-name="P11"/>
      <text:list xml:id="list36382545" text:continue-numbering="true" text:style-name="L1">
        <text:list-item>
          <text:p text:style-name="P12">Esquema de departamentos y flujo de información ----------------------- 4</text:p>
        </text:list-item>
      </text:list>
      <text:p text:style-name="P11"/>
      <text:list xml:id="list36387495" text:continue-numbering="true" text:style-name="L1">
        <text:list-item>
          <text:p text:style-name="P12">Relaciones con entidades externas ------------------------------------- 4</text:p>
        </text:list-item>
      </text:list>
      <text:p text:style-name="P11"/>
      <text:list xml:id="list36398096" text:continue-numbering="true" text:style-name="L1">
        <text:list-item>
          <text:p text:style-name="P12">Identificación de las necesidades del hardware según la versión del sistema ERP requerida por la empresa -------------------------------------- 5</text:p>
        </text:list-item>
      </text:list>
      <text:p text:style-name="P11"/>
      <text:list xml:id="list36391814" text:continue-numbering="true" text:style-name="L1">
        <text:list-item>
          <text:p text:style-name="P12">Identificación e instalación de los módulos básicos necesarios en la solución propuesta ------------------------------------------------------------- 5</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Datos identificativos:</text:p>
      <text:p text:style-name="P3"/>
      <text:list xml:id="list7685554910266113250" text:style-name="L2">
        <text:list-item>
          <text:p text:style-name="P14"><text:span text:style-name="T4">Nombre de la empresa:</text:span> Inventia Plus.</text:p>
        </text:list-item>
        <text:list-item>
          <text:p text:style-name="P19"><text:span text:style-name="T5">Dirección:</text:span><text:span text:style-name="T9"> </text:span>C/ Delineante, 22, 2ª planta oficina 8<text:line-break/>Zona Industrial Las Salinetas<text:line-break/>35219 Telde · Las Palmas · España </text:p>
        </text:list-item>
        <text:list-item>
          <text:p text:style-name="P2"><text:span text:style-name="T16">Email:</text:span><text:span text:style-name="T15"> </text:span><text:a xlink:type="simple" xlink:href="mailto:info@inventiaplus.com" text:style-name="Internet_20_link" text:visited-style-name="Visited_20_Internet_20_Link"><text:span text:style-name="T15">info@inventiaplus.com</text:span></text:a><text:span text:style-name="T15"> </text:span></text:p>
        </text:list-item>
        <text:list-item>
          <text:p text:style-name="P19"><text:span text:style-name="T4">Teléfono:</text:span> 928 702 054 </text:p>
        </text:list-item>
        <text:list-item>
          <text:p text:style-name="P19"><text:span text:style-name="T4">Fax:</text:span> 928 980 740 </text:p>
        </text:list-item>
      </text:list>
      <text:p text:style-name="P17"/>
      <text:p text:style-name="P3">Sector del mercado:</text:p>
      <text:p text:style-name="P7"/>
      <text:p text:style-name="P8">Sector cuaternario o de información.</text:p>
      <text:p text:style-name="P8"/>
      <text:p text:style-name="P8">Su principal actividad es la de prestar servicios a través de Internet a particulares empresas, como por</text:p>
      <text:p text:style-name="P8">ejemplo:</text:p>
      <text:list xml:id="list161083453991236643" text:style-name="L3">
        <text:list-item>
          <text:p text:style-name="P15">Consultoría tecnológica: estudian el caso de cada empresa para poder <text:soft-page-break/>ofrecer soluciones</text:p>
        </text:list-item>
        <text:list-item>
          <text:p text:style-name="P15">personalizadas en función de sus necesidades, objetivos y su entorno.</text:p>
        </text:list-item>
        <text:list-item>
          <text:p text:style-name="P15">Desarrollo e implementación: utilizan plataformas de código abierto, apostando por la ventaja económica y estratégica, ya que no hay necesidad de pagar licencias y el cliente tendrá control <text:s/>absoluto sobre su producto.</text:p>
        </text:list-item>
        <text:list-item>
          <text:p text:style-name="P15">Soluciones online:</text:p>
          <text:list>
            <text:list-item>
              <text:p text:style-name="P15">Comercio electrónico: desarrollan tiendas virtuales para ofrecer a las empresas la oportunidad de competir en igualdad de condiciones de manera online con el resto de las grandes competidoras.</text:p>
            </text:list-item>
            <text:list-item>
              <text:p text:style-name="P15">Sistema de Gestión del aprendizaje: desarrollan herramientas educativas para empresas a nivel nacional como Vodafone, Iberia o Thomson.</text:p>
            </text:list-item>
            <text:list-item>
              <text:p text:style-name="P15">Gestión documental: sistemas y plataformas tecnológicas que facilitan la gestión del flujo de documentos de todo tipo en una organización.</text:p>
            </text:list-item>
            <text:list-item>
              <text:p text:style-name="P15">Sitios web: desarrollo de plataformas de gestión de contenidos para la creación, edición, búsqueda y publicación de textos y contenido multimedia evitando gastos adicionales por mantenimiento. (CMS – Content Management system).</text:p>
            </text:list-item>
            <text:list-item>
              <text:p text:style-name="P15">Soluciones para dispositivos móviles: desarrollan aplicaciones capaces de adaptarse a cada dispositivo y mejorar la experiencia del usuario. Se enfocan en iOs y Android, tanto en desarrollo de apps nativas como webapps.</text:p>
              <text:p text:style-name="P15"/>
            </text:list-item>
          </text:list>
        </text:list-item>
      </text:list>
      <text:p text:style-name="P3">Número de trabajadores:</text:p>
      <text:p text:style-name="P3"/>
      <text:p text:style-name="P8">Actualmente existen alrededor de 13 trabajadores. Algunos de ellos como responsables son:</text:p>
      <text:p text:style-name="P8"/>
      <text:list xml:id="list2989218602201228484" text:style-name="L4">
        <text:list-item>
          <text:p text:style-name="P16">Medina Del Rosario Gustavo Adolfo, comienzo: 2010-10-11, hasta: Actualidad (actualmente solo posee un 25% de la empresa).</text:p>
        </text:list-item>
        <text:list-item>
          <text:p text:style-name="P16">Leon Martin Marcos Javier, comienzo: 2013-10-04, hasta: Actualidad</text:p>
        </text:list-item>
        <text:list-item>
          <text:p text:style-name="P16">Monzon Florido Victor Manuel, comienzo: 2017-12-13, hasta: Actualidad</text:p>
        </text:list-item>
        <text:list-item>
          <text:p text:style-name="P16">Jimenez Peñate Cristina Esther, comienzo: 2017-12-13, hasta: Actualidad</text:p>
        </text:list-item>
      </text:list>
      <text:p text:style-name="P8"/>
      <text:p text:style-name="P9">Los tres últimos son administradores solidarios y los cuatro poseen un 25% de la empresa cada uno.</text:p>
      <text:p text:style-name="P9"/>
      <text:p text:style-name="P6">Departamentos en los que se divide:</text:p>
      <text:p text:style-name="P6"/>
      <text:list xml:id="list5628306766655257117" text:style-name="L5">
        <text:list-item>
          <text:p text:style-name="P13">Recursos humanos.</text:p>
        </text:list-item>
        <text:list-item>
          <text:p text:style-name="P13"><text:soft-page-break/>Almacén.</text:p>
        </text:list-item>
        <text:list-item>
          <text:p text:style-name="P13">Administración.</text:p>
        </text:list-item>
        <text:list-item>
          <text:p text:style-name="P13">Atención al cliente.</text:p>
        </text:list-item>
        <text:list-item>
          <text:p text:style-name="P13">Comercial.</text:p>
        </text:list-item>
        <text:list-item>
          <text:p text:style-name="P13">Servicio técnico.</text:p>
        </text:list-item>
        <text:list-item>
          <text:p text:style-name="P13">Comercial.</text:p>
        </text:list-item>
        <text:list-item>
          <text:p text:style-name="P13">Compras.</text:p>
          <text:p text:style-name="P13"/>
        </text:list-item>
      </text:list>
      <text:p text:style-name="P11"/>
      <text:p text:style-name="P11"/>
      <text:p text:style-name="P11"/>
      <text:p text:style-name="P11"/>
      <text:p text:style-name="P11"/>
      <text:p text:style-name="P11"/>
      <text:p text:style-name="P6">Esquema de departamentos y flujo de información:</text:p>
      <text:p text:style-name="P6"/>
      <text:p text:style-name="P11"><text:tab/>Las oficinas se dividen en dos habitaciones principales, en la primera se encuentran los trabajadores principales y donde se desarrolla el normal funcionamiento de la empresa, aquí se encuentran los desarrolladores y los principales responsables. Frente a esta primera estancia están los puestos de trabajo que se alquilan a otros y la sala de reuniones de la empresa.</text:p>
      <text:p text:style-name="P11"/>
      <text:p text:style-name="P11"><text:tab/>En cuanto al flujo de información se nos aclaró que es bastante informal, ya sea con charlas en la misma oficina o utilizando herramientas más profesionales como Tello o correo electrónico.</text:p>
      <text:p text:style-name="P11"/>
      <text:p text:style-name="P6">Relaciones con entidades externas:</text:p>
      <text:p text:style-name="P6"/>
      <text:p text:style-name="P11"><text:tab/>Las relaciones que se tienen con entidades externas consisten en un proveedor que les facilita el Hardware que necesitan, además de las propias instalaciones y el Internet.</text:p>
      <text:p text:style-name="P11"/>
      <text:p text:style-name="P11"/>
      <text:p text:style-name="P11"/>
      <text:p text:style-name="P6">Identificación de las necesidades del hardware según la versión del sistema ERP requerida por la empresa. </text:p>
      <text:p text:style-name="P11"/>
      <text:p text:style-name="P11"><text:tab/>En principio la idea es utilizar Odoo en la nube, alquilando un Hosting, ya que prefieren encargar el mantenimiento del servidor a un equipo profesional antes que encargar a sus propios trabajadores a solucionar los problemas que puedan surgir, ya que el tiempo invertido en el servidor de odoo es tiempo que no producen.</text:p>
      <text:p text:style-name="P11"><text:soft-page-break/></text:p>
      <text:p text:style-name="P6">Identificación e instalación de los módulos básicos necesarios en la solución propuesta.</text:p>
      <text:p text:style-name="P6"/>
      <text:p text:style-name="P11"><text:tab/>La empresa está interesada en los módulos de contabilidad y parecidos, administración de proyectos y CRM. Mi compañero y yo nos hemos repartido los módulos con el propósito de seguir trabajando conjuntamente en el segundo trimestre juntando ambas partes. Yo me ocuparé de los módulos de proyectos,calendario, partes de horas, empleados y tableros.</text:p>
      <text:p text:style-name="P11"/>
      <text:p text:style-name="P6">Análisis previo de adaptaciones de los módulos básicos seleccionados a los requerimientos de la empresa.</text:p>
      <text:p text:style-name="P6"/>
      <text:p text:style-name="P11">-<text:span text:style-name="T4">Calendario:</text:span> El mayor punto a tener en cuenta es la adaptación a los distintos grupos que puedan surgir al calendario, permitiendo mostrar solo alguna información a ciertos grupos y ocultándola a otros.</text:p>
      <text:p text:style-name="P11"/>
      <text:p text:style-name="P11">-<text:span text:style-name="T4">Proyecto:</text:span> En este módulo me gustaría añadirle un pequeño detalle, dentro de <text:s/>cada proyecto, me gustaría añadirle a qué producto (tras confirmar el presupuesto) hace referencia.</text:p>
      <text:p text:style-name="P11"/>
      <text:p text:style-name="P11">-<text:span text:style-name="T4">Partes de horas:</text:span> En cuanto a este módulo, la mayor adaptación sería gestionar, a través de los tipos de grupos y paneles, la información que se puede visualizar, dejando a los empleados solo la opción de administrar sus partes de horas y permitiendo al administrador del proyecto visualizarlas todas.</text:p>
      <text:p text:style-name="P11"/>
      <text:p text:style-name="P11">-<text:span text:style-name="T4">Empleados:</text:span> En este módulo no pretendo hacele ningún cambio.</text:p>
      <text:p text:style-name="P11"/>
      <text:p text:style-name="P11">-<text:span text:style-name="T4">Tablero:</text:span> En este caso solo habría que adaptar los distintos tableros a los distintos grupos de la empresa, como “empleado”, o “director de proyecto”.</text:p>
      <text:p text:style-name="P11"/>
      <text:p text:style-name="P6">Adaptación de los modelos de los módulos básicos instalados. </text:p>
      <text:p text:style-name="P6"/>
      <text:p text:style-name="P11"><text:tab/>En cuanto a este apartado, no he podido realizar ninguna adaptación ya que en clase no se nos ha dado ninguna formación sobre cómo hacerlo, es cierto que podría haberlo investigado por mi cuenta, pero dado el limitado tiempo del proyecto enlaza y que en otras tres asignaturas también debemos investigar por nosotros mismos las herramientas que podríamos usar, no puedo arriesgarme a invertir el tiempo en este apartado en vez de investigar las herramientas que me permitirán desarrollar lo que se me exige en las otras tres asignaturas.</text:p>
      <text:p text:style-name="P11"/>
      <text:p text:style-name="P6"><text:soft-page-break/>Adaptación de las vistas de los módulos instalados y creación de nuevas vistas.</text:p>
      <text:p text:style-name="P6"><text:span text:style-name="T9"/></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Verdana Pro Black" svg:font-family="'Verdana Pro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meta:initial-creator>
    <meta:creation-date>2018-11-20T16:19:28.45</meta:creation-date>
    <dc:date>2018-12-14T16:19:22.83</dc:date>
    <dc:creator>Bryan </dc:creator>
    <meta:editing-duration>PT2H24M27S</meta:editing-duration>
    <meta:editing-cycles>28</meta:editing-cycles>
    <meta:generator>OpenOffice/4.1.5$Win32 OpenOffice.org_project/415m1$Build-9789</meta:generator>
    <meta:document-statistic meta:table-count="0" meta:image-count="0" meta:object-count="0" meta:page-count="6" meta:paragraph-count="64" meta:word-count="996" meta:character-count="6673"/>
  </office:meta>
</office:document-meta>
</file>